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de36" officeooo:paragraph-rsid="000b2395"/>
    </style:style>
    <style:style style:name="P2" style:family="paragraph" style:parent-style-name="Standard">
      <style:text-properties officeooo:rsid="000ade36" officeooo:paragraph-rsid="000b451b"/>
    </style:style>
    <style:style style:name="P3" style:family="paragraph" style:parent-style-name="Standard">
      <style:text-properties officeooo:rsid="000ade36" officeooo:paragraph-rsid="000b4aac"/>
    </style:style>
    <style:style style:name="P4" style:family="paragraph" style:parent-style-name="Standard">
      <style:text-properties officeooo:rsid="000ade36" officeooo:paragraph-rsid="000c429a"/>
    </style:style>
    <style:style style:name="P5" style:family="paragraph" style:parent-style-name="Standard">
      <style:text-properties officeooo:rsid="000ade36" officeooo:paragraph-rsid="000cf69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2395" style:font-weight-asian="bold" style:font-weight-complex="bold"/>
    </style:style>
    <style:style style:name="T3" style:family="text">
      <style:text-properties fo:font-weight="bold" officeooo:rsid="000cf69c" style:font-weight-asian="bold" style:font-weight-complex="bold"/>
    </style:style>
    <style:style style:name="T4" style:family="text">
      <style:text-properties fo:font-weight="normal" officeooo:rsid="000b2395" style:font-weight-asian="normal" style:font-weight-complex="normal"/>
    </style:style>
    <style:style style:name="T5" style:family="text">
      <style:text-properties fo:font-weight="normal" officeooo:rsid="000b451b" style:font-weight-asian="normal" style:font-weight-complex="normal"/>
    </style:style>
    <style:style style:name="T6" style:family="text">
      <style:text-properties fo:font-weight="normal" officeooo:rsid="000b4aac" style:font-weight-asian="normal" style:font-weight-complex="normal"/>
    </style:style>
    <style:style style:name="T7" style:family="text">
      <style:text-properties fo:font-weight="normal" officeooo:rsid="000c429a" style:font-weight-asian="normal" style:font-weight-complex="normal"/>
    </style:style>
    <style:style style:name="T8" style:family="text">
      <style:text-properties fo:font-weight="normal" officeooo:rsid="000cf69c" style:font-weight-asian="normal" style:font-weight-complex="normal"/>
    </style:style>
    <style:style style:name="T9" style:family="text">
      <style:text-properties fo:font-style="italic" fo:font-weight="normal" officeooo:rsid="000b2395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c429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cf69c" style:font-style-asian="italic" style:font-weight-asian="normal" style:font-style-complex="italic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c429a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b2395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b451b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cf69c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b4aac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Category.Explore<text:line-break/></text:span><text:span text:style-name="T8">Once an asset has been listed(by the user), we are listening for LogAssetInfo – AssetCreation.sol to trigger and display new asset.<text:line-break/></text:span><text:span text:style-name="T3"><text:line-break/></text:span><text:span text:style-name="T11">Fields:<text:line-break/></text:span><text:span text:style-name="T16"><text:tab/></text:span><text:span text:style-name="T17">Current Funding<text:line-break/><text:tab/><text:tab/>- Initialized: Asset creation<text:line-break/> <text:tab/><text:tab/>- Updated: New Funder, Listen LogAssetFunded – FundingHub.sol<text:line-break/><text:tab/><text:tab/>- Query: database.</text:span><text:span text:style-name="T14">uintStorage</text:span><text:span text:style-name="T17">(keccak256("amountRaised", _assetID))<text:line-break/><text:line-break/><text:tab/></text:span><text:span text:style-name="T13">Current Funding %<text:line-break/><text:tab/><text:tab/>- </text:span><text:span text:style-name="T17">Initialized: Asset creation<text:line-break/> <text:tab/><text:tab/>- Updated: New Funder, Listen LogAssetFunded – FundingHub.sol<text:line-break/><text:tab/><text:tab/>- Query:<text:line-break/> <text:tab/><text:tab/></text:span><text:span text:style-name="T13">var amountRaised = </text:span><text:span text:style-name="T17"><text:s/>database.</text:span><text:span text:style-name="T14">uintStorage</text:span><text:span text:style-name="T17">(keccak256("amountRaised", _assetID)) <text:line-break/><text:tab/></text:span><text:span text:style-name="T13">var amountToBeRaised = </text:span><text:span text:style-name="T17">database.</text:span><text:span text:style-name="T14">uintStorage</text:span><text:span text:style-name="T17">(keccak256("amountToBeRaised", _assetID))</text:span></text:p>
      <text:p text:style-name="P5"><text:span text:style-name="T6"><text:tab/><text:tab/></text:span><text:span text:style-name="T7">- Output: (amountRaised/amountToBeRaised) * 100<text:line-break/></text:span></text:p>
      <text:p text:style-name="P5"><text:span text:style-name="T17"><text:tab/>Funding goal<text:line-break/><text:tab/><text:tab/>- Initialized: Asset creation<text:line-break/><text:tab/><text:tab/>- Updated: N/A<text:line-break/><text:tab/><text:tab/>- Query: database.</text:span><text:span text:style-name="T14">uintStorage</text:span><text:span text:style-name="T17">(keccak256("amountToBeRaised", _assetID))<text:line-break/><text:line-break/></text:span><text:span text:style-name="T1"><text:line-break/><text:line-break/>Asset.</text:span><text:span text:style-name="T2">details<text:line-break/></text:span><text:span text:style-name="T9">Fields</text:span><text:span text:style-name="T4">:</text:span><text:span text:style-name="T2"><text:line-break/><text:tab/></text:span><text:span text:style-name="T4">Start Date<text:line-break/><text:tab/><text:tab/>- </text:span><text:span text:style-name="T5">Initialized: Asset creation</text:span><text:span text:style-name="T4"><text:line-break/><text:tab/><text:tab/>- </text:span><text:span text:style-name="T5">Updated: N/A</text:span></text:p>
      <text:p text:style-name="P2"><text:span text:style-name="T4"><text:tab/><text:tab/>- </text:span><text:span text:style-name="T5">Query: </text:span><text:span text:style-name="T4">database.uintStorage (keccak256("fundingStartDate",</text:span><text:span text:style-name="T5"> _assetID))<text:line-break/></text:span><text:span text:style-name="T4"><text:line-break/><text:tab/>End Date <text:line-break/><text:tab/><text:tab/>- </text:span><text:span text:style-name="T5">Initialized: Asset creation</text:span><text:span text:style-name="T4"> <text:line-break/><text:tab/><text:tab/>- </text:span><text:span text:style-name="T5">Updated: Listen LogFundingTimeChanged - AssetCreation.sol</text:span><text:span text:style-name="T4"><text:line-break/><text:tab/><text:tab/>- </text:span><text:span text:style-name="T5">Query: </text:span><text:span text:style-name="T4">database.uintStorage(keccak256("fundingDeadline", _assetID))<text:line-break/><text:line-break/><text:tab/></text:span><text:span text:style-name="T5">Total Funders <text:line-break/><text:tab/><text:tab/>- Initialized: Asset creation<text:line-break/><text:tab/><text:tab/>- Updated: </text:span><text:span text:style-name="T6">New F</text:span><text:span text:style-name="T5">under, Listen LogAssetFunded - AssetCreation.sol <text:s/><text:line-break/><text:tab/><text:tab/>- Query: </text:span><text:span text:style-name="T4">database.uintStorage(keccak256("totalFunders", _assetID))</text:span></text:p>
      <text:p text:style-name="P4"><text:span text:style-name="T4"><text:line-break/><text:tab/></text:span><text:span text:style-name="T6">Current Funding<text:line-break/><text:tab/><text:tab/>- Initialized: Asset creation<text:line-break/> <text:tab/><text:tab/>- Updated: New Funder, Listen LogAssetFunded – FundingHub.sol<text:line-break/><text:tab/><text:tab/>- Query: database.</text:span><text:span text:style-name="T4">uintStorage</text:span><text:span text:style-name="T6">(keccak256("amountRaised", _assetID))<text:line-break/><text:line-break/><text:tab/></text:span><text:span text:style-name="T7">Current Funding %<text:line-break/><text:tab/><text:tab/>- </text:span><text:span text:style-name="T6">Initialized: Asset creation<text:line-break/> <text:tab/><text:tab/>- Updated: New Funder, Listen LogAssetFunded – FundingHub.sol<text:line-break/><text:tab/><text:tab/>- Query:<text:line-break/></text:span><text:soft-page-break/><text:span text:style-name="T6"> <text:tab/><text:tab/></text:span><text:span text:style-name="T7">var amountRaised = </text:span><text:span text:style-name="T6"><text:s/>database.</text:span><text:span text:style-name="T4">uintStorage</text:span><text:span text:style-name="T6">(keccak256("amountRaised", _assetID)) <text:line-break/><text:tab/></text:span><text:span text:style-name="T7">var amountToBeRaised = </text:span><text:span text:style-name="T6">database.</text:span><text:span text:style-name="T4">uintStorage</text:span><text:span text:style-name="T6">(keccak256("amountToBeRaised", _assetID))</text:span></text:p>
      <text:p text:style-name="P3"><text:span text:style-name="T6"><text:tab/><text:tab/></text:span><text:span text:style-name="T7">- Output: (amountRaised/amountToBeRaised) * 100<text:line-break/></text:span></text:p>
      <text:p text:style-name="P3"><text:span text:style-name="T6"><text:tab/>Funding goal<text:line-break/><text:tab/><text:tab/>- Initialized: Asset creation<text:line-break/><text:tab/><text:tab/>- Updated: N/A<text:line-break/><text:tab/><text:tab/>- Query: database.</text:span><text:span text:style-name="T4">uintStorage</text:span><text:span text:style-name="T6">(keccak256("amountToBeRaised", _assetID))</text:span><text:span text:style-name="T2"><text:line-break/></text:span></text:p>
      <text:p text:style-name="P3"><text:span text:style-name="T2"/></text:p>
      <text:p text:style-name="P3"><text:span text:style-name="T2"><text:tab/></text:span></text:p>
      <text:p text:style-name="P1"><text:span text:style-name="T1"/></text:p>
      <text:p text:style-name="P3"><text:span text:style-name="T1">Asset.payment<text:line-break/></text:span><text:span text:style-name="T9">Fields</text:span><text:span text:style-name="T4">:</text:span><text:span text:style-name="T2"><text:line-break/><text:tab/></text:span><text:span text:style-name="T7">Fiat / Eth value</text:span></text:p>
      <text:p text:style-name="P4"><text:span text:style-name="T4"><text:tab/><text:tab/>- </text:span><text:span text:style-name="T5">Query: </text:span><text:span text:style-name="T7">ethFiatValue.js – coinmarketcap API<text:line-break/><text:tab/><text:line-break/><text:tab/>Ownership %<text:line-break/><text:tab/><text:tab/>- Updated: Each time slider/amount updated<text:line-break/><text:tab/><text:tab/>- Query : (Inputed amount / <text:s/>amountToBeRaised) * 100<text:line-break/><text:line-break/></text:span><text:span text:style-name="T10">Buttons:<text:line-break/><text:tab/></text:span><text:span text:style-name="T13">Contribute<text:line-break/><text:tab/><text:tab/>- Query :</text:span><text:span text:style-name="T12"> fund(_assetID) – FundingHub.sol<text:line-break/><text:tab/><text:tab/></text:span><text:span text:style-name="T13">- Fields Updated: <text:line-break/><text:tab/><text:tab/><text:tab/></text:span><text:span text:style-name="T14">Asset.details </text:span><text:span text:style-name="T13">- </text:span><text:span text:style-name="T14"><text:s/></text:span><text:span text:style-name="T15">Total Funders</text:span><text:span text:style-name="T14">, </text:span><text:span text:style-name="T13">Current Funding, Current Funding %</text:span><text:span text:style-name="T5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02:25:39.340596258</meta:creation-date>
    <dc:date>2018-02-14T03:58:51.559008537</dc:date>
    <meta:editing-duration>PT5M31S</meta:editing-duration>
    <meta:editing-cycles>1</meta:editing-cycles>
    <meta:document-statistic meta:table-count="0" meta:image-count="0" meta:object-count="0" meta:page-count="2" meta:paragraph-count="10" meta:word-count="241" meta:character-count="2370" meta:non-whitespace-character-count="2007"/>
    <meta:generator>LibreOffice/5.4.2.2$Linux_X86_64 LibreOffice_project/22b09f6418e8c2d508a9eaf86b2399209b0990f4</meta:generator>
  </office:meta>
</office:document-meta>
</file>